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/>
    </style:style>
    <style:style style:name="T37" style:family="text">
      <style:text-properties/>
    </style:style>
    <style:style style:name="T38" style:family="text">
      <style:text-properties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style:font-weight-asian="bold"/>
    </style:style>
    <style:style style:name="T52" style:family="text">
      <style:text-properties/>
    </style:style>
    <style:style style:name="T53" style:family="text">
      <style:text-properties/>
    </style:style>
    <style:style style:name="T54" style:family="text">
      <style:text-properties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style:font-weight-asian="bold"/>
    </style:style>
    <style:style style:name="T57" style:family="text">
      <style:text-properties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style:font-weight-asian="bold"/>
    </style:style>
    <style:style style:name="T62" style:family="text">
      <style:text-properties/>
    </style:style>
    <style:style style:name="T63" style:family="text">
      <style:text-properties/>
    </style:style>
    <style:style style:name="T64" style:family="text">
      <style:text-properties fo:font-weight="bold" style:font-weight-asian="bold"/>
    </style:style>
    <style:style style:name="T65" style:family="text">
      <style:text-properties fo:font-weight="bold" style:font-weight-asian="bold"/>
    </style:style>
    <style:style style:name="T66" style:family="text">
      <style:text-properties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style:font-weight-asian="bold"/>
    </style:style>
    <style:style style:name="T69" style:family="text">
      <style:text-properties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style:font-weight-asian="bold"/>
    </style:style>
    <style:style style:name="T72" style:family="text">
      <style:text-properties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style:font-weight-asian="bold"/>
    </style:style>
    <style:style style:name="T77" style:family="text">
      <style:text-properties/>
    </style:style>
    <style:style style:name="T78" style:family="text">
      <style:text-properties fo:font-weight="bold" style:font-weight-asian="bold"/>
    </style:style>
    <style:style style:name="T79" style:family="text">
      <style:text-properties fo:font-weight="bold" style:font-weight-asian="bold"/>
    </style:style>
    <style:style style:name="T80" style:family="text">
      <style:text-properties/>
    </style:style>
    <style:style style:name="T81" style:family="text">
      <style:text-properties/>
    </style:style>
    <style:style style:name="T82" style:family="text">
      <style:text-properties fo:font-weight="bold" style:font-weight-asian="bold"/>
    </style:style>
    <style:style style:name="T83" style:family="text">
      <style:text-properties fo:font-weight="bold" style:font-weight-asian="bold"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/>
    </style:style>
    <style:style style:name="T88" style:family="text">
      <style:text-properties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/>
    </style:style>
    <style:style style:name="T91" style:family="text">
      <style:text-properties/>
    </style:style>
    <style:style style:name="T92" style:family="text">
      <style:text-properties fo:font-weight="bold" style:font-weight-asian="bold"/>
    </style:style>
    <style:style style:name="T93" style:family="text">
      <style:text-properties fo:font-weight="bold" style:font-weight-asian="bold"/>
    </style:style>
    <style:style style:name="T94" style:family="text">
      <style:text-properties/>
    </style:style>
    <style:style style:name="T95" style:family="text">
      <style:text-properties/>
    </style:style>
    <style:style style:name="T96" style:family="text">
      <style:text-properties fo:font-weight="bold" style:font-weight-asian="bold"/>
    </style:style>
    <style:style style:name="T97" style:family="text">
      <style:text-properties fo:font-weight="bold" style:font-weight-asian="bold"/>
    </style:style>
    <style:style style:name="T98" style:family="text">
      <style:text-properties/>
    </style:style>
    <style:style style:name="T99" style:family="text">
      <style:text-properties fo:font-weight="bold" style:font-weight-asian="bold"/>
    </style:style>
    <style:style style:name="T100" style:family="text">
      <style:text-properties fo:font-weight="bold" style:font-weight-asian="bold"/>
    </style:style>
    <style:style style:name="T101" style:family="text">
      <style:text-properties/>
    </style:style>
    <style:style style:name="T102" style:family="text">
      <style:text-properties/>
    </style:style>
    <style:style style:name="T103" style:family="text">
      <style:text-properties fo:font-weight="bold" style:font-weight-asian="bold"/>
    </style:style>
    <style:style style:name="T104" style:family="text">
      <style:text-properties fo:font-weight="bold" style:font-weight-asian="bold"/>
    </style:style>
    <style:style style:name="T105" style:family="text">
      <style:text-properties/>
    </style:style>
    <style:style style:name="T106" style:family="text">
      <style:text-properties fo:font-weight="bold" style:font-weight-asian="bold"/>
    </style:style>
    <style:style style:name="T107" style:family="text">
      <style:text-properties fo:font-weight="bold" style:font-weight-asian="bold"/>
    </style:style>
    <style:style style:name="T108" style:family="text">
      <style:text-properties/>
    </style:style>
    <style:style style:name="T109" style:family="text">
      <style:text-properties fo:font-weight="bold" style:font-weight-asian="bold"/>
    </style:style>
    <style:style style:name="T110" style:family="text">
      <style:text-properties fo:font-weight="bold" style:font-weight-asian="bold"/>
    </style:style>
    <style:style style:name="T111" style:family="text">
      <style:text-properties/>
    </style:style>
    <style:style style:name="T112" style:family="text">
      <style:text-properties/>
    </style:style>
    <style:style style:name="T113" style:family="text">
      <style:text-properties/>
    </style:style>
    <style:style style:name="T114" style:family="text">
      <style:text-properties fo:font-weight="bold" style:font-weight-asian="bold"/>
    </style:style>
    <style:style style:name="T115" style:family="text">
      <style:text-properties fo:font-weight="bold" style:font-weight-asian="bold"/>
    </style:style>
    <style:style style:name="T116" style:family="text">
      <style:text-properties/>
    </style:style>
    <style:style style:name="T117" style:family="text">
      <style:text-properties fo:font-weight="bold" style:font-weight-asian="bold"/>
    </style:style>
    <style:style style:name="T118" style:family="text">
      <style:text-properties fo:font-weight="bold" style:font-weight-asian="bold"/>
    </style:style>
    <style:style style:name="T119" style:family="text">
      <style:text-properties/>
    </style:style>
    <style:style style:name="T120" style:family="text">
      <style:text-properties/>
    </style:style>
    <style:style style:name="T121" style:family="text">
      <style:text-properties/>
    </style:style>
    <style:style style:name="T122" style:family="text">
      <style:text-properties/>
    </style:style>
    <style:style style:name="T123" style:family="text">
      <style:text-properties/>
    </style:style>
    <style:style style:name="T124" style:family="text">
      <style:text-properties/>
    </style:style>
    <style:style style:name="T125" style:family="text">
      <style:text-properties/>
    </style:style>
    <style:style style:name="T126" style:family="text">
      <style:text-properties/>
    </style:style>
    <style:style style:name="T127" style:family="text">
      <style:text-properties/>
    </style:style>
    <style:style style:name="T128" style:family="text">
      <style:text-properties/>
    </style:style>
    <style:style style:name="T129" style:family="text">
      <style:text-properties fo:font-weight="bold" style:font-weight-asian="bold"/>
    </style:style>
    <style:style style:name="T130" style:family="text">
      <style:text-properties fo:font-weight="bold" style:font-weight-asian="bold"/>
    </style:style>
    <style:style style:name="T131" style:family="text">
      <style:text-properties/>
    </style:style>
    <style:style style:name="T132" style:family="text">
      <style:text-properties/>
    </style:style>
    <style:style style:name="T133" style:family="text">
      <style:text-properties/>
    </style:style>
    <style:style style:name="T134" style:family="text">
      <style:text-properties/>
    </style:style>
    <style:style style:name="T135" style:family="text">
      <style:text-properties fo:font-weight="bold" style:font-weight-asian="bold"/>
    </style:style>
    <style:style style:name="T136" style:family="text">
      <style:text-properties fo:font-weight="bold" style:font-weight-asian="bold"/>
    </style:style>
    <style:style style:name="T137" style:family="text">
      <style:text-properties/>
    </style:style>
    <style:style style:name="T138" style:family="text">
      <style:text-properties fo:font-weight="bold" style:font-weight-asian="bold"/>
    </style:style>
    <style:style style:name="T139" style:family="text">
      <style:text-properties fo:font-weight="bold" style:font-weight-asian="bold"/>
    </style:style>
    <style:style style:name="T140" style:family="text">
      <style:text-properties/>
    </style:style>
    <style:style style:name="T141" style:family="text">
      <style:text-properties/>
    </style:style>
    <style:style style:name="T142" style:family="text">
      <style:text-properties/>
    </style:style>
    <style:style style:name="T143" style:family="text">
      <style:text-properties fo:font-weight="bold" style:font-weight-asian="bold"/>
    </style:style>
    <style:style style:name="T144" style:family="text">
      <style:text-properties fo:font-weight="bold" style:font-weight-asian="bold"/>
    </style:style>
    <style:style style:name="T145" style:family="text">
      <style:text-properties/>
    </style:style>
    <style:style style:name="T146" style:family="text">
      <style:text-properties/>
    </style:style>
    <style:style style:name="T147" style:family="text">
      <style:text-properties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/>
    </style:style>
    <style:style style:name="T150" style:family="text">
      <style:text-properties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/>
    </style:style>
    <style:style style:name="T153" style:family="text">
      <style:text-properties/>
    </style:style>
    <style:style style:name="T154" style:family="text">
      <style:text-properties/>
    </style:style>
    <style:style style:name="T155" style:family="text">
      <style:text-properties/>
    </style:style>
    <style:style style:name="T156" style:family="text">
      <style:text-properties/>
    </style:style>
    <style:style style:name="T157" style:family="text">
      <style:text-properties/>
    </style:style>
    <style:style style:name="T158" style:family="text">
      <style:text-properties/>
    </style:style>
    <style:style style:name="T159" style:family="text">
      <style:text-properties/>
    </style:style>
    <style:style style:name="T160" style:family="text">
      <style:text-properties/>
    </style:style>
    <style:style style:name="T161" style:family="text">
      <style:text-properties/>
    </style:style>
    <style:style style:name="T162" style:family="text">
      <style:text-properties/>
    </style:style>
    <style:style style:name="T163" style:family="text">
      <style:text-properties/>
    </style:style>
    <style:style style:name="T164" style:family="text">
      <style:text-properties/>
    </style:style>
    <style:style style:name="T165" style:family="text">
      <style:text-properties/>
    </style:style>
    <style:style style:name="T166" style:family="text">
      <style:text-properties/>
    </style:style>
    <style:style style:name="T167" style:family="text">
      <style:text-properties/>
    </style:style>
    <style:style style:name="T168" style:family="text">
      <style:text-properties/>
    </style:style>
    <style:style style:name="T169" style:family="text">
      <style:text-properties/>
    </style:style>
    <style:style style:name="T170" style:family="text">
      <style:text-properties/>
    </style:style>
    <style:style style:name="T171" style:family="text">
      <style:text-properties/>
    </style:style>
    <style:style style:name="T172" style:family="text">
      <style:text-properties/>
    </style:style>
    <style:style style:name="T173" style:family="text">
      <style:text-properties/>
    </style:style>
    <style:style style:name="T174" style:family="text">
      <style:text-properties/>
    </style:style>
    <style:style style:name="T175" style:family="text">
      <style:text-properties/>
    </style:style>
    <style:style style:name="T176" style:family="text">
      <style:text-properties/>
    </style:style>
    <style:style style:name="T177" style:family="text">
      <style:text-properties/>
    </style:style>
    <style:style style:name="T178" style:family="text">
      <style:text-properties/>
    </style:style>
    <style:style style:name="T179" style:family="text">
      <style:text-properties/>
    </style:style>
    <style:style style:name="T180" style:family="text">
      <style:text-properties/>
    </style:style>
    <style:style style:name="T181" style:family="text">
      <style:text-properties/>
    </style:style>
    <style:style style:name="T182" style:family="text">
      <style:text-properties/>
    </style:style>
    <style:style style:name="T183" style:family="text">
      <style:text-properties/>
    </style:style>
    <style:style style:name="T184" style:family="text">
      <style:text-properties/>
    </style:style>
    <style:style style:name="T185" style:family="text">
      <style:text-properties/>
    </style:style>
    <style:style style:name="T186" style:family="text">
      <style:text-properties/>
    </style:style>
    <style:style style:name="T187" style:family="text">
      <style:text-properties/>
    </style:style>
    <style:style style:name="T188" style:family="text">
      <style:text-properties fo:font-weight="bold" style:font-weight-asian="bold"/>
    </style:style>
    <style:style style:name="T189" style:family="text">
      <style:text-properties fo:font-weight="bold" style:font-weight-asian="bold"/>
    </style:style>
    <style:style style:name="T190" style:family="text">
      <style:text-properties/>
    </style:style>
    <style:style style:name="T191" style:family="text">
      <style:text-properties/>
    </style:style>
    <style:style style:name="T192" style:family="text">
      <style:text-properties/>
    </style:style>
    <style:style style:name="T193" style:family="text">
      <style:text-properties/>
    </style:style>
    <style:style style:name="T194" style:family="text">
      <style:text-properties/>
    </style:style>
    <style:style style:name="T195" style:family="text">
      <style:text-properties/>
    </style:style>
    <style:style style:name="T196" style:family="text">
      <style:text-properties/>
    </style:style>
    <style:style style:name="T197" style:family="text">
      <style:text-properties/>
    </style:style>
    <style:style style:name="T198" style:family="text">
      <style:text-properties/>
    </style:style>
    <style:style style:name="T199" style:family="text">
      <style:text-properties/>
    </style:style>
    <style:style style:name="T200" style:family="text">
      <style:text-properties/>
    </style:style>
    <style:style style:name="T201" style:family="text">
      <style:text-properties/>
    </style:style>
    <style:style style:name="T202" style:family="text">
      <style:text-properties/>
    </style:style>
    <style:style style:name="T203" style:family="text">
      <style:text-properties/>
    </style:style>
    <style:style style:name="T204" style:family="text">
      <style:text-properties/>
    </style:style>
    <style:style style:name="T205" style:family="text">
      <style:text-properties/>
    </style:style>
    <style:style style:name="T206" style:family="text">
      <style:text-properties/>
    </style:style>
    <style:style style:name="T207" style:family="text">
      <style:text-properties/>
    </style:style>
    <style:style style:name="T208" style:family="text">
      <style:text-properties/>
    </style:style>
    <style:style style:name="T209" style:family="text">
      <style:text-properties/>
    </style:style>
    <style:style style:name="T210" style:family="text">
      <style:text-properties/>
    </style:style>
    <style:style style:name="T211" style:family="text">
      <style:text-properties/>
    </style:style>
    <style:style style:name="T212" style:family="text">
      <style:text-properties/>
    </style:style>
    <style:style style:name="T213" style:family="text">
      <style:text-properties/>
    </style:style>
    <style:style style:name="T214" style:family="text">
      <style:text-properties fo:font-weight="bold" style:font-weight-asian="bold"/>
    </style:style>
    <style:style style:name="T215" style:family="text">
      <style:text-properties fo:font-weight="bold" style:font-weight-asian="bold"/>
    </style:style>
    <style:style style:name="T216" style:family="text">
      <style:text-properties/>
    </style:style>
    <style:style style:name="T217" style:family="text">
      <style:text-properties fo:font-weight="bold" style:font-weight-asian="bold"/>
    </style:style>
    <style:style style:name="T218" style:family="text">
      <style:text-properties fo:font-weight="bold" style:font-weight-asian="bold"/>
    </style:style>
    <style:style style:name="T219" style:family="text">
      <style:text-properties/>
    </style:style>
    <style:style style:name="T220" style:family="text">
      <style:text-properties/>
    </style:style>
    <style:style style:name="T221" style:family="text">
      <style:text-properties/>
    </style:style>
    <style:style style:name="T222" style:family="text">
      <style:text-properties fo:font-weight="bold" style:font-weight-asian="bold"/>
    </style:style>
    <style:style style:name="T223" style:family="text">
      <style:text-properties fo:font-weight="bold" style:font-weight-asian="bold"/>
    </style:style>
    <style:style style:name="T224" style:family="text">
      <style:text-properties/>
    </style:style>
    <style:style style:name="T225" style:family="text">
      <style:text-properties/>
    </style:style>
    <style:style style:name="T226" style:family="text">
      <style:text-properties/>
    </style:style>
    <style:style style:name="T227" style:family="text">
      <style:text-properties fo:font-weight="bold" style:font-weight-asian="bold"/>
    </style:style>
    <style:style style:name="T228" style:family="text">
      <style:text-properties fo:font-weight="bold" style:font-weight-asian="bold"/>
    </style:style>
    <style:style style:name="T229" style:family="text">
      <style:text-properties/>
    </style:style>
    <style:style style:name="T230" style:family="text">
      <style:text-properties fo:font-weight="bold" style:font-weight-asian="bold"/>
    </style:style>
    <style:style style:name="T231" style:family="text">
      <style:text-properties fo:font-weight="bold" style:font-weight-asian="bold"/>
    </style:style>
    <style:style style:name="T232" style:family="text">
      <style:text-properties/>
    </style:style>
    <style:style style:name="T233" style:family="text">
      <style:text-properties/>
    </style:style>
    <style:style style:name="T234" style:family="text">
      <style:text-properties/>
    </style:style>
    <style:style style:name="T235" style:family="text">
      <style:text-properties/>
    </style:style>
    <style:style style:name="T236" style:family="text">
      <style:text-properties/>
    </style:style>
    <style:style style:name="T237" style:family="text">
      <style:text-properties/>
    </style:style>
    <style:style style:name="T238" style:family="text">
      <style:text-properties/>
    </style:style>
    <style:style style:name="T239" style:family="text">
      <style:text-properties/>
    </style:style>
    <style:style style:name="T240" style:family="text">
      <style:text-properties/>
    </style:style>
    <style:style style:name="T241" style:family="text">
      <style:text-properties/>
    </style:style>
    <style:style style:name="T242" style:family="text">
      <style:text-properties/>
    </style:style>
    <style:style style:name="T243" style:family="text">
      <style:text-properties/>
    </style:style>
    <style:style style:name="T244" style:family="text">
      <style:text-properties/>
    </style:style>
    <style:style style:name="T245" style:family="text">
      <style:text-properties/>
    </style:style>
    <style:style style:name="T246" style:family="text">
      <style:text-properties/>
    </style:style>
    <style:style style:name="T247" style:family="text">
      <style:text-properties/>
    </style:style>
    <style:style style:name="T248" style:family="text">
      <style:text-properties/>
    </style:style>
    <style:style style:name="T249" style:family="text">
      <style:text-properties/>
    </style:style>
    <style:style style:name="T250" style:family="text">
      <style:text-properties/>
    </style:style>
    <style:style style:name="T251" style:family="text">
      <style:text-properties/>
    </style:style>
    <style:style style:name="T252" style:family="text">
      <style:text-properties/>
    </style:style>
    <style:style style:name="T253" style:family="text">
      <style:text-properties/>
    </style:style>
    <style:style style:name="T254" style:family="text">
      <style:text-properties/>
    </style:style>
    <style:style style:name="T255" style:family="text">
      <style:text-properties/>
    </style:style>
    <style:style style:name="T256" style:family="text">
      <style:text-properties/>
    </style:style>
    <style:style style:name="T257" style:family="text">
      <style:text-properties/>
    </style:style>
    <style:style style:name="T258" style:family="text">
      <style:text-properties/>
    </style:style>
    <style:style style:name="T259" style:family="text">
      <style:text-properties/>
    </style:style>
    <style:style style:name="T260" style:family="text">
      <style:text-properties/>
    </style:style>
    <style:style style:name="T261" style:family="text">
      <style:text-properties/>
    </style:style>
    <style:style style:name="T262" style:family="text">
      <style:text-properties/>
    </style:style>
    <style:style style:name="T263" style:family="text">
      <style:text-properties/>
    </style:style>
    <style:style style:name="T264" style:family="text">
      <style:text-properties/>
    </style:style>
    <style:style style:name="T265" style:family="text">
      <style:text-properties/>
    </style:style>
    <style:style style:name="T266" style:family="text">
      <style:text-properties/>
    </style:style>
    <style:style style:name="T267" style:family="text">
      <style:text-properties/>
    </style:style>
    <style:style style:name="T268" style:family="text">
      <style:text-properties/>
    </style:style>
    <style:style style:name="T269" style:family="text">
      <style:text-properties/>
    </style:style>
    <style:style style:name="T270" style:family="text">
      <style:text-properties/>
    </style:style>
    <style:style style:name="T271" style:family="text">
      <style:text-properties/>
    </style:style>
    <style:style style:name="T272" style:family="text">
      <style:text-properties/>
    </style:style>
    <style:style style:name="T273" style:family="text">
      <style:text-properties/>
    </style:style>
    <style:style style:name="T274" style:family="text">
      <style:text-properties/>
    </style:style>
    <style:style style:name="T275" style:family="text">
      <style:text-properties/>
    </style:style>
    <style:style style:name="T276" style:family="text">
      <style:text-properties/>
    </style:style>
    <style:style style:name="T277" style:family="text">
      <style:text-properties/>
    </style:style>
    <style:style style:name="T278" style:family="text">
      <style:text-properties/>
    </style:style>
    <style:style style:name="T279" style:family="text">
      <style:text-properties/>
    </style:style>
    <style:style style:name="T280" style:family="text">
      <style:text-properties/>
    </style:style>
    <style:style style:name="T281" style:family="text">
      <style:text-properties/>
    </style:style>
    <style:style style:name="T282" style:family="text">
      <style:text-properties/>
    </style:style>
    <style:style style:name="T283" style:family="text">
      <style:text-properties/>
    </style:style>
    <style:style style:name="T284" style:family="text">
      <style:text-properties/>
    </style:style>
    <style:style style:name="T285" style:family="text">
      <style:text-properties/>
    </style:style>
    <style:style style:name="T286" style:family="text">
      <style:text-properties/>
    </style:style>
    <style:style style:name="T287" style:family="text">
      <style:text-properties fo:font-weight="bold" style:font-weight-asian="bold"/>
    </style:style>
    <style:style style:name="T288" style:family="text">
      <style:text-properties fo:font-weight="bold" style:font-weight-asian="bold"/>
    </style:style>
    <style:style style:name="T289" style:family="text">
      <style:text-properties/>
    </style:style>
    <style:style style:name="T290" style:family="text">
      <style:text-properties/>
    </style:style>
    <style:style style:name="T291" style:family="text">
      <style:text-properties/>
    </style:style>
    <style:style style:name="T292" style:family="text">
      <style:text-properties/>
    </style:style>
    <style:style style:name="T293" style:family="text">
      <style:text-properties/>
    </style:style>
    <style:style style:name="T294" style:family="text">
      <style:text-properties/>
    </style:style>
    <style:style style:name="T295" style:family="text">
      <style:text-properties/>
    </style:style>
    <style:style style:name="T296" style:family="text">
      <style:text-properties/>
    </style:style>
    <style:style style:name="T297" style:family="text">
      <style:text-properties/>
    </style:style>
    <style:style style:name="T298" style:family="text">
      <style:text-properties/>
    </style:style>
    <style:style style:name="T299" style:family="text">
      <style:text-properties/>
    </style:style>
    <style:style style:name="T300" style:family="text">
      <style:text-properties/>
    </style:style>
    <style:style style:name="T301" style:family="text">
      <style:text-properties/>
    </style:style>
    <style:style style:name="T302" style:family="text">
      <style:text-properties/>
    </style:style>
    <style:style style:name="T303" style:family="text">
      <style:text-properties/>
    </style:style>
    <style:style style:name="T304" style:family="text">
      <style:text-properties/>
    </style:style>
    <style:style style:name="T305" style:family="text">
      <style:text-properties/>
    </style:style>
    <style:style style:name="T306" style:family="text">
      <style:text-properties/>
    </style:style>
    <style:style style:name="T307" style:family="text">
      <style:text-properties/>
    </style:style>
    <style:style style:name="T308" style:family="text">
      <style:text-properties fo:font-weight="bold" style:font-weight-asian="bold"/>
    </style:style>
    <style:style style:name="T309" style:family="text">
      <style:text-properties fo:font-weight="bold" style:font-weight-asian="bold"/>
    </style:style>
    <style:style style:name="T310" style:family="text">
      <style:text-properties/>
    </style:style>
    <style:style style:name="T311" style:family="text">
      <style:text-properties fo:font-weight="bold" style:font-weight-asian="bold"/>
    </style:style>
    <style:style style:name="T312" style:family="text">
      <style:text-properties fo:font-weight="bold" style:font-weight-asian="bold"/>
    </style:style>
    <style:style style:name="T313" style:family="text">
      <style:text-properties/>
    </style:style>
    <style:style style:name="T314" style:family="text">
      <style:text-properties fo:font-weight="bold" style:font-weight-asian="bold"/>
    </style:style>
    <style:style style:name="T315" style:family="text">
      <style:text-properties fo:font-weight="bold" style:font-weight-asian="bold"/>
    </style:style>
    <style:style style:name="T316" style:family="text">
      <style:text-properties/>
    </style:style>
    <style:style style:name="T317" style:family="text">
      <style:text-properties fo:font-weight="bold" style:font-weight-asian="bold"/>
    </style:style>
    <style:style style:name="T318" style:family="text">
      <style:text-properties fo:font-weight="bold" style:font-weight-asian="bold"/>
    </style:style>
    <style:style style:name="T319" style:family="text">
      <style:text-properties/>
    </style:style>
    <style:style style:name="T320" style:family="text">
      <style:text-properties fo:font-weight="bold" style:font-weight-asian="bold"/>
    </style:style>
    <style:style style:name="T321" style:family="text">
      <style:text-properties fo:font-weight="bold" style:font-weight-asian="bold"/>
    </style:style>
    <style:style style:name="T322" style:family="text">
      <style:text-properties/>
    </style:style>
    <style:style style:name="T323" style:family="text">
      <style:text-properties fo:font-weight="bold" style:font-weight-asian="bold"/>
    </style:style>
    <style:style style:name="T324" style:family="text">
      <style:text-properties fo:font-weight="bold" style:font-weight-asian="bold"/>
    </style:style>
    <style:style style:name="T325" style:family="text">
      <style:text-properties/>
    </style:style>
    <style:style style:name="T326" style:family="text">
      <style:text-properties/>
    </style:style>
    <style:style style:name="T327" style:family="text">
      <style:text-properties fo:font-weight="bold" style:font-weight-asian="bold"/>
    </style:style>
    <style:style style:name="T328" style:family="text">
      <style:text-properties fo:font-weight="bold" style:font-weight-asian="bold"/>
    </style:style>
    <style:style style:name="T329" style:family="text">
      <style:text-properties/>
    </style:style>
    <style:style style:name="T330" style:family="text">
      <style:text-properties/>
    </style:style>
    <style:style style:name="T331" style:family="text">
      <style:text-properties/>
    </style:style>
    <style:style style:name="T332" style:family="text">
      <style:text-properties/>
    </style:style>
    <style:style style:name="T333" style:family="text">
      <style:text-properties/>
    </style:style>
    <style:style style:name="T334" style:family="text">
      <style:text-properties/>
    </style:style>
    <style:style style:name="T335" style:family="text">
      <style:text-properties/>
    </style:style>
    <style:style style:name="T336" style:family="text">
      <style:text-properties/>
    </style:style>
    <style:style style:name="T337" style:family="text">
      <style:text-properties/>
    </style:style>
    <style:style style:name="T338" style:family="text">
      <style:text-properties/>
    </style:style>
    <style:style style:name="T339" style:family="text">
      <style:text-properties/>
    </style:style>
    <style:style style:name="T340" style:family="text">
      <style:text-properties/>
    </style:style>
    <style:style style:name="T341" style:family="text">
      <style:text-properties fo:font-weight="bold" style:font-weight-asian="bold"/>
    </style:style>
    <style:style style:name="T342" style:family="text">
      <style:text-properties fo:font-weight="bold" style:font-weight-asian="bold"/>
    </style:style>
    <style:style style:name="T343" style:family="text">
      <style:text-properties/>
    </style:style>
    <style:style style:name="T344" style:family="text">
      <style:text-properties/>
    </style:style>
    <style:style style:name="T345" style:family="text">
      <style:text-properties/>
    </style:style>
    <style:style style:name="T346" style:family="text">
      <style:text-properties/>
    </style:style>
    <style:style style:name="T347" style:family="text">
      <style:text-properties/>
    </style:style>
    <style:style style:name="T348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5/07/2018 16:18</text:span></text:p>
        <text:p><text:span text:style-name="T2"/></text:p>
        <text:p><text:span text:style-name="T3">AGENCIA CPRH</text:span></text:p>
        <text:p><text:span text:style-name="T4">DEFIRO os pedidos de Licença Médica para Tratamento de Saúde - Inicial</text:span></text:p>
        <text:p><text:span text:style-name="T5">579 - DANIELLE XAVIER SERAPIAO, mat.0002796872 concedo 4 dias a partir de 24/01/2017</text:span></text:p>
        <text:p><text:span text:style-name="T6">AGENCIA CPRH</text:span></text:p>
        <text:p><text:span text:style-name="T7">DEFIRO os pedidos de Licença Médica para Tratamento de Saúde - Prorrogação</text:span></text:p>
        <text:p><text:span text:style-name="T8">762 - PAULO ROBERTO PESSOA BATISTA, mat.0002797666 concedo 35 dias a partir de 06/02/2017</text:span></text:p>
        <text:p><text:span text:style-name="T9">APAC - AGêNCIA PERNAMBUCANA DE ÁGUAS E CLIMA</text:span></text:p>
        <text:p><text:span text:style-name="T10">DEFIRO os pedidos de Licença de Acompanhamento Familiar - Prorrogação</text:span></text:p>
        <text:p><text:span text:style-name="T11">630 - JOSE MARCELO CORDEIRO POSSAS, mat.0000101613 concedo 15 dias a partir de 02/02/2017</text:span></text:p>
        <text:p><text:span text:style-name="T12">ATI</text:span></text:p>
        <text:p><text:span text:style-name="T13">DEFIRO os pedidos de Licença Maternidade</text:span></text:p>
        <text:p><text:span text:style-name="T14">539 - BRUNA VAN DER LINDEN BARBOSA, mat.0000003121 concedo 180 dias a partir de 20/02/2017</text:span></text:p>
        <text:p><text:span text:style-name="T15">DER-PE</text:span></text:p>
        <text:p><text:span text:style-name="T16">DEFIRO os pedidos de Licença Médica para Tratamento de Saúde - Prorrogação</text:span></text:p>
        <text:p><text:span text:style-name="T17">726 - COSMO ABILIO DA SILVA, mat.0000128929 concedo 120 dias a partir de 31/01/2017</text:span></text:p>
        <text:p><text:span text:style-name="T18">DETRAN</text:span></text:p>
        <text:p><text:span text:style-name="T19">DEFIRO os pedidos de Licença Médica para Tratamento de Saúde - Inicial</text:span></text:p>
        <text:p><text:span text:style-name="T20">614 - FABIO DE QUEIROZ ALVES, mat.0000031135 concedo 10 dias a partir de 24/01/2017</text:span></text:p>
        <text:p><text:span text:style-name="T21">609 - JAILSON DOS SANTOS ROSA, mat.0000040533 concedo 90 dias a partir de 27/01/2017</text:span></text:p>
        <text:p><text:span text:style-name="T22">681 - MARIA AVANY GOMES DE MELO, mat.0000033880 concedo 5 dias a partir de 27/01/2017</text:span></text:p>
        <text:p><text:span text:style-name="T23">DETRAN</text:span></text:p>
        <text:p><text:span text:style-name="T24">DEFIRO os pedidos de Licença Médica para Tratamento de Saúde - Prorrogação</text:span></text:p>
        <text:p><text:span text:style-name="T25">512 - VALERIA RIBEIRO TORRES DE MORAIS, mat.0000031623 concedo 15 dias a partir de 25/01/2017</text:span></text:p>
        <text:p><text:span text:style-name="T26">FUNAFIN (IRH-PE)</text:span></text:p>
        <text:p><text:span text:style-name="T27">DEFIRO os pedidos de Licença Médica para Tratamento de Saúde - Inicial</text:span></text:p>
        <text:p><text:span text:style-name="T28">522 - ELIANE BARROS DA SILVA, mat.0000117595 concedo 30 dias a partir de 19/01/2017</text:span></text:p>
        <text:p><text:span text:style-name="T29">FUNAFIN - SEC DE EDUCACAO</text:span></text:p>
        <text:p><text:span text:style-name="T30">DEFIRO os pedidos de Recurso Administrativo (Licença de Acompanhamento Familiar) - Inicial</text:span></text:p>
        <text:p><text:span text:style-name="T31">761 - CONCEICAO DE MARIA GOMES, mat.0001925890 concedo 10 dias a partir de </text:span></text:p>
        <text:p><text:span text:style-name="T32">FUNAFIN - SEC DE EDUCACAO</text:span></text:p>
        <text:p><text:span text:style-name="T33">DEFIRO os pedidos de Licença de Acompanhamento Familiar - Inicial</text:span></text:p>
        <text:p><text:span text:style-name="T34">761 - CONCEICAO DE MARIA GOMES, mat.0001925890 concedo 10 dias a partir de 01/02/2017</text:span></text:p>
        <text:p><text:span text:style-name="T35">FUNAFIN - SEC DE EDUCACAO</text:span></text:p>
        <text:p><text:span text:style-name="T36">DEFIRO os pedidos de Licença Médica para Tratamento de Saúde - Inicial</text:span></text:p>
        <text:p><text:span text:style-name="T37">719 - ANA VILMA DA SILVA BERTO, mat.0001405330 concedo 30 dias a partir de 31/01/2017</text:span></text:p>
        <text:p><text:span text:style-name="T38">631 - MARIA PIA MARQUES DE SOUZA, mat.0002395410 concedo 60 dias a partir de 01/02/2017</text:span></text:p>
        <text:p><text:span text:style-name="T39">729 - MARIA VERONICA BRANCO MONTANHA, mat.0001573756 concedo 40 dias a partir de 01/02/2017</text:span></text:p>
        <text:p><text:span text:style-name="T40">521 - NELMA GOMES, mat.0001613685 concedo 45 dias a partir de 19/12/2016</text:span></text:p>
        <text:p><text:span text:style-name="T41">582 - POLICARPO MELO PINHO, mat.0001053353 concedo 90 dias a partir de 01/02/2017</text:span></text:p>
        <text:p><text:span text:style-name="T42">FUNAFIN - SEC DE EDUCACAO</text:span></text:p>
        <text:p><text:span text:style-name="T43">DEFIRO os pedidos de Licença Médica para Tratamento de Saúde - Prorrogação</text:span></text:p>
        <text:p><text:span text:style-name="T44">513 - CELIA MARIA SOUZA DE OLIVEIRA, mat.0001620673 concedo 60 dias a partir de 27/01/2017</text:span></text:p>
        <text:p><text:span text:style-name="T45">740 - TEREZA HELENA DE LIMA FONSECA, mat.0001351141 concedo 180 dias a partir de 27/02/2017</text:span></text:p>
        <text:p><text:span text:style-name="T46">FUNAFIN - SEC DE SAUDE</text:span></text:p>
        <text:p><text:span text:style-name="T47">DEFIRO os pedidos de Licença Médica para Tratamento de Saúde - Inicial</text:span></text:p>
        <text:p><text:span text:style-name="T48">691 - MARIA IVANILDA DE LUCENA PINTO, mat.0001433369 concedo 45 dias a partir de 07/07/2016</text:span></text:p>
        <text:p><text:span text:style-name="T49">542 - MIRNA WALESKA VASCONCELOS DE MILLA, mat.0001920022 concedo 4 dias a partir de 25/01/2017</text:span></text:p>
        <text:p><text:span text:style-name="T50">FUNAFIN - SEC DE SAUDE</text:span></text:p>
        <text:p><text:span text:style-name="T51">DEFIRO os pedidos de Licença Médica para Tratamento de Saúde - Prorrogação</text:span></text:p>
        <text:p><text:span text:style-name="T52">502 - ANTONIO ROTILIO BENICIO DE OLIVEIRA, mat.0001294733 concedo 180 dias a partir de 09/02/2017</text:span></text:p>
        <text:p><text:span text:style-name="T53">608 - MIRNA WALESKA VASCONCELOS DE MILLA, mat.0001920022 concedo 10 dias a partir de 31/01/2017</text:span></text:p>
        <text:p><text:span text:style-name="T54">696 - SEVERINA BEZERRA DA COSTA, mat.0002329670 concedo 90 dias a partir de 06/01/2017</text:span></text:p>
        <text:p><text:span text:style-name="T55">FUNASE</text:span></text:p>
        <text:p><text:span text:style-name="T56">DEFIRO os pedidos de Licença Médica para Tratamento de Saúde - Inicial</text:span></text:p>
        <text:p><text:span text:style-name="T57">682 - GLAUCIENE FARIAS ROCHA, mat.0000030155 concedo 30 dias a partir de 18/01/2017</text:span></text:p>
        <text:p><text:span text:style-name="T58">588 - JOSE CARLOS DA COSTA, mat.0000018252 concedo 60 dias a partir de 11/01/2017</text:span></text:p>
        <text:p><text:span text:style-name="T59">599 - REGINALDA MARIA DA SILVA VIEIRA, mat.0000016349 concedo 60 dias a partir de 18/01/2017</text:span></text:p>
        <text:p><text:span text:style-name="T60">FUNASE</text:span></text:p>
        <text:p><text:span text:style-name="T61">DEFIRO os pedidos de Licença Médica para Tratamento de Saúde - Prorrogação</text:span></text:p>
        <text:p><text:span text:style-name="T62">543 - ALINE MARIA FREIRE DA ROCHA ALMEIDA, mat.0000031135 concedo 90 dias a partir de 01/02/2017</text:span></text:p>
        <text:p><text:span text:style-name="T63">516 - JOSE JOCELINO BARBOZA, mat.0000024546 concedo 90 dias a partir de 01/01/2017</text:span></text:p>
        <text:p><text:span text:style-name="T64">HEMOPE</text:span></text:p>
        <text:p><text:span text:style-name="T65">DEFIRO os pedidos de Licença Médica para Tratamento de Saúde - Inicial</text:span></text:p>
        <text:p><text:span text:style-name="T66">723 - ANGELA MARIA SANTANA CAVALCANTI DE FREITAS, mat.0000064521 concedo 15 dias a partir de 17/01/2017</text:span></text:p>
        <text:p><text:span text:style-name="T67">HEMOPE</text:span></text:p>
        <text:p><text:span text:style-name="T68">DEFIRO os pedidos de Licença Médica para Tratamento de Saúde - Prorrogação</text:span></text:p>
        <text:p><text:span text:style-name="T69">623 - RAQUEL SIMOES AZEVEDO E SILVA, mat.0000008389 concedo 10 dias a partir de 01/02/2017</text:span></text:p>
        <text:p><text:span text:style-name="T70">INSTITUTO DE RECURSOS HUMANOS</text:span></text:p>
        <text:p><text:span text:style-name="T71">DEFIRO os pedidos de Licença Médica para Tratamento de Saúde - Inicial</text:span></text:p>
        <text:p><text:span text:style-name="T72">515 - HELIDA KARLA PHILIPPINI DA SILVA, mat.0002367009 concedo 15 dias a partir de 23/01/2017</text:span></text:p>
        <text:p><text:span text:style-name="T73">493 - LILIA CAVALCANTI DE VASCONCELOS, mat.0000128155 concedo 45 dias a partir de 18/01/2017</text:span></text:p>
        <text:p><text:span text:style-name="T74">760 - MARTA LUCIA MARQUES TORRES, mat.0000204765 concedo 32 dias a partir de 18/01/2017</text:span></text:p>
        <text:p><text:span text:style-name="T75">INSTITUTO DE RECURSOS HUMANOS</text:span></text:p>
        <text:p><text:span text:style-name="T76">DEFIRO os pedidos de Licença Médica para Tratamento de Saúde - Prorrogação</text:span></text:p>
        <text:p><text:span text:style-name="T77">501 - ELISANGELA DE ARAUJO SESTER, mat.0000125628 concedo 180 dias a partir de 01/02/2017</text:span></text:p>
        <text:p><text:span text:style-name="T78">MINISTERIO PUBLICO - PJES</text:span></text:p>
        <text:p><text:span text:style-name="T79">DEFIRO os pedidos de Licença Médica para Tratamento de Saúde - Inicial</text:span></text:p>
        <text:p><text:span text:style-name="T80">581 - BRUNO CESAR BARROS BASTOS, mat.1896792 concedo 8 dias a partir de 24/01/2017</text:span></text:p>
        <text:p><text:span text:style-name="T81">745 - CRISDAIANNE PALITOT DE QUEIROZ FIGUEIREDO, mat.1897250 concedo 30 dias a partir de 25/01/2017</text:span></text:p>
        <text:p><text:span text:style-name="T82">MINISTERIO PUBLICO - PJES</text:span></text:p>
        <text:p><text:span text:style-name="T83">DEFIRO os pedidos de Licença Médica para Tratamento de Saúde - Prorrogação</text:span></text:p>
        <text:p><text:span text:style-name="T84">733 - IVAN DOS SANTOS TELLES, mat.1879880 concedo 120 dias a partir de 06/02/2017</text:span></text:p>
        <text:p><text:span text:style-name="T85">528 - POLIANA RIBEIRO MONTEIRO, mat.1895940 concedo 13 dias a partir de 24/01/2017</text:span></text:p>
        <text:p><text:span text:style-name="T86">SEC DA CASA CIVIL</text:span></text:p>
        <text:p><text:span text:style-name="T87">DEFIRO os pedidos de Licença Médica para Tratamento de Saúde - Inicial</text:span></text:p>
        <text:p><text:span text:style-name="T88">526 - JANAINA DE PAULA MIGUEL DA SILVA, mat.0003679764 concedo 45 dias a partir de 16/01/2017</text:span></text:p>
        <text:p><text:span text:style-name="T89">SEC DA CONTROLAD GER DO ESTADO</text:span></text:p>
        <text:p><text:span text:style-name="T90">DEFIRO os pedidos de Licença Maternidade</text:span></text:p>
        <text:p><text:span text:style-name="T91">590 - MARTA CAROLINA DE SOUZA GOMES SANTIAGO, mat.0002997940 concedo 180 dias a partir de 23/01/2017</text:span></text:p>
        <text:p><text:span text:style-name="T92">SEC DA CONTROLAD GER DO ESTADO</text:span></text:p>
        <text:p><text:span text:style-name="T93">DEFIRO os pedidos de Licença Médica para Tratamento de Saúde - Inicial</text:span></text:p>
        <text:p><text:span text:style-name="T94">531 - ANTONIO EMILIO PASSOS CAMACHO, mat.0003759946 concedo 5 dias a partir de 27/01/2017</text:span></text:p>
        <text:p><text:span text:style-name="T95">530 - GLAUCE SANTANA DA SILVA, mat.0003632997 concedo 15 dias a partir de 27/01/2017</text:span></text:p>
        <text:p><text:span text:style-name="T96">SEC DA FAZENDA</text:span></text:p>
        <text:p><text:span text:style-name="T97">DEFIRO os pedidos de Licença de Acompanhamento Familiar - Inicial</text:span></text:p>
        <text:p><text:span text:style-name="T98">683 - ARTHEMIS CORREIA DE ANDRADE FERNANDES, mat.0001719777 concedo 40 dias a partir de 25/01/2017</text:span></text:p>
        <text:p><text:span text:style-name="T99">SEC DA FAZENDA</text:span></text:p>
        <text:p><text:span text:style-name="T100">DEFIRO os pedidos de Licença Médica para Tratamento de Saúde - Inicial</text:span></text:p>
        <text:p><text:span text:style-name="T101">611 - MARIA ANTONINA FERREIRA, mat.0001878883 concedo 30 dias a partir de 19/01/2017</text:span></text:p>
        <text:p><text:span text:style-name="T102">656 - MARIA DO SOCORRO DE MELO, mat.0001205200 concedo 30 dias a partir de 01/02/2017</text:span></text:p>
        <text:p><text:span text:style-name="T103">SEC DA FAZENDA</text:span></text:p>
        <text:p><text:span text:style-name="T104">DEFIRO os pedidos de Licença Médica para Tratamento de Saúde - Prorrogação</text:span></text:p>
        <text:p><text:span text:style-name="T105">671 - MARCOS ANTONIO GAMBOA DA SILVA, mat.0001872486 concedo 30 dias a partir de 30/01/2017</text:span></text:p>
        <text:p><text:span text:style-name="T106">SEC DE ADMINISTRACAO</text:span></text:p>
        <text:p><text:span text:style-name="T107">DEFIRO os pedidos de Licença Médica para Tratamento de Saúde - Inicial</text:span></text:p>
        <text:p><text:span text:style-name="T108">584 - SEVERINA MARIA BARBOSA DA SILVA, mat.0001306693 concedo 30 dias a partir de 12/01/2017</text:span></text:p>
        <text:p><text:span text:style-name="T109">SEC DE AGRICULT E REF AGRARIA</text:span></text:p>
        <text:p><text:span text:style-name="T110">DEFIRO os pedidos de Licença Médica para Tratamento de Saúde - Inicial</text:span></text:p>
        <text:p><text:span text:style-name="T111">489 - DJAILSON FREIRE DE MENEZES, mat.0001271040 concedo 30 dias a partir de 26/01/2017</text:span></text:p>
        <text:p><text:span text:style-name="T112">550 - GENIVALDO PEREIRA LEITE, mat.0001240960 concedo 120 dias a partir de 17/02/2017</text:span></text:p>
        <text:p><text:span text:style-name="T113">607 - NUBIA CRISTINA SANTOS DE CARVALHO, mat.0003355683 concedo 30 dias a partir de 25/01/2017</text:span></text:p>
        <text:p><text:span text:style-name="T114">SEC DE DEFESA SOCIAL</text:span></text:p>
        <text:p><text:span text:style-name="T115">DEFIRO os pedidos de Licença Maternidade</text:span></text:p>
        <text:p><text:span text:style-name="T116">684 - SORAIA RIBAS ZARZAR, mat.0003509320 concedo 180 dias a partir de 26/01/2017</text:span></text:p>
        <text:p><text:span text:style-name="T117">SEC DE DEFESA SOCIAL</text:span></text:p>
        <text:p><text:span text:style-name="T118">DEFIRO os pedidos de Licença Médica para Tratamento de Saúde - Inicial</text:span></text:p>
        <text:p><text:span text:style-name="T119">616 - ANA PAULA DE VASCONCELOS, mat.0002212129 concedo 5 dias a partir de 23/01/2017</text:span></text:p>
        <text:p><text:span text:style-name="T120">564 - ANDRE GUSTAVO DE SIQUEIRA BARBOSA, mat.0003506533 concedo 7 dias a partir de 30/01/2017</text:span></text:p>
        <text:p><text:span text:style-name="T121">568 - ARISNATE MARIA DA SILVA, mat.0001473239 concedo 30 dias a partir de 16/01/2017</text:span></text:p>
        <text:p><text:span text:style-name="T122">544 - EDSON VILELA DE ALMEIDA, mat.0002727390 concedo 5 dias a partir de 23/01/2017</text:span></text:p>
        <text:p><text:span text:style-name="T123">533 - LAURA PATRICIA FERREIRA SABINO, mat.0003478700 concedo 15 dias a partir de 24/01/2017</text:span></text:p>
        <text:p><text:span text:style-name="T124">642 - MARLI LOURO DO NASCIMENTO, mat.0001523740 concedo 4 dias a partir de 31/01/2017</text:span></text:p>
        <text:p><text:span text:style-name="T125">667 - RENNATA ALENCAR VIEIRA COUTO, mat.0003203549 concedo 15 dias a partir de 24/01/2017</text:span></text:p>
        <text:p><text:span text:style-name="T126">536 - RICARDO LEITE MACEDO, mat.0003202690 concedo 13 dias a partir de 21/12/2016</text:span></text:p>
        <text:p><text:span text:style-name="T127">633 - SERGIO ANDRE DE FRANCA RAMOS, mat.0002731924 concedo 20 dias a partir de 26/01/2017</text:span></text:p>
        <text:p><text:span text:style-name="T128">524 - SUSY RODRIGUES VIEIRA DA SILVA, mat.0002209292 concedo 5 dias a partir de 23/01/2017</text:span></text:p>
        <text:p><text:span text:style-name="T129">SEC DE DEFESA SOCIAL</text:span></text:p>
        <text:p><text:span text:style-name="T130">DEFIRO os pedidos de Licença Médica para Tratamento de Saúde - Prorrogação</text:span></text:p>
        <text:p><text:span text:style-name="T131">483 - ANA PAULA CRUZ ANGELIM, mat.0001966600 concedo 45 dias a partir de 02/02/2017</text:span></text:p>
        <text:p><text:span text:style-name="T132">674 - IVAN ALVES DE AMORIM, mat.0001796399 concedo 60 dias a partir de 29/01/2017</text:span></text:p>
        <text:p><text:span text:style-name="T133">730 - LUIZ CARLOS SOARES DA SILVA, mat.0001113500 concedo 30 dias a partir de 01/02/2017</text:span></text:p>
        <text:p><text:span text:style-name="T134">576 - THANNER NEYER GOMES DE MORAIS, mat.0002725010 concedo 90 dias a partir de 22/01/2017</text:span></text:p>
        <text:p><text:span text:style-name="T135">SEC DE DESENVOLVIMENTO ECONOM</text:span></text:p>
        <text:p><text:span text:style-name="T136">DEFIRO os pedidos de Licença Médica para Tratamento de Saúde - Prorrogação</text:span></text:p>
        <text:p><text:span text:style-name="T137">551 - ROBSON FERNANDO DA SILVA, mat.0003618536 concedo 90 dias a partir de 31/01/2017</text:span></text:p>
        <text:p><text:span text:style-name="T138">SEC DE EDUCACAO</text:span></text:p>
        <text:p><text:span text:style-name="T139">DEFIRO os pedidos de Licença Maternidade</text:span></text:p>
        <text:p><text:span text:style-name="T140">741 - MARIA DJACI CAVALCANTI MELO, mat.0002533251 concedo 180 dias a partir de 16/01/2017</text:span></text:p>
        <text:p><text:span text:style-name="T141">574 - MONICA LINS MEDEIROS, mat.0002576775 concedo 180 dias a partir de 16/01/2017</text:span></text:p>
        <text:p><text:span text:style-name="T142">731 - VALERIA LIMA DA SILVA, mat.0002553511 concedo 180 dias a partir de 25/01/2017</text:span></text:p>
        <text:p><text:span text:style-name="T143">SEC DE EDUCACAO</text:span></text:p>
        <text:p><text:span text:style-name="T144">DEFIRO os pedidos de Licença Maternidade Aborto</text:span></text:p>
        <text:p><text:span text:style-name="T145">689 - KATIA CILENE DA SILVA PEREIRA, mat.0001903403 concedo 30 dias a partir de 05/12/2016</text:span></text:p>
        <text:p><text:span text:style-name="T146">721 - MARIA DE FATIMA TAVARES DE LIMA, mat.0001746138 concedo 30 dias a partir de 25/01/2017</text:span></text:p>
        <text:p><text:span text:style-name="T147">538 - RENATA DE LUCENA MEIRELES, mat.0003005771 concedo 30 dias a partir de 01/02/2017</text:span></text:p>
        <text:p><text:span text:style-name="T148">SEC DE EDUCACAO</text:span></text:p>
        <text:p><text:span text:style-name="T149">DEFIRO os pedidos de Recurso Administrativo (Licença Médica para Tratamento de Saúde) - Inicial</text:span></text:p>
        <text:p><text:span text:style-name="T150">735 - JOSELMA COELHO DA SILVEIRA, mat.0001903365 concedo 30 dias a partir de </text:span></text:p>
        <text:p><text:span text:style-name="T151">SEC DE EDUCACAO</text:span></text:p>
        <text:p><text:span text:style-name="T152">DEFIRO os pedidos de Licença Médica para Tratamento de Saúde - Inicial</text:span></text:p>
        <text:p><text:span text:style-name="T153">728 - ADEILDA SANDRA DE ANDRADE VASCONCELOS ARAUJO, mat.0002554313 concedo 8 dias a partir de 07/12/2016</text:span></text:p>
        <text:p><text:span text:style-name="T154">732 - ADRIANA CARLA DE AQUINO, mat.0001968173 concedo 40 dias a partir de 01/02/2017</text:span></text:p>
        <text:p><text:span text:style-name="T155">680 - ANDRE LUIS LYRA DE MORAES, mat.0002542196 concedo 60 dias a partir de 02/02/2017</text:span></text:p>
        <text:p><text:span text:style-name="T156">585 - ANDRE RICARDO OLIVEIRA DOS SANTOS, mat.0002427184 concedo 90 dias a partir de 01/02/2017</text:span></text:p>
        <text:p><text:span text:style-name="T157">697 - APARECIDA MARIA CAVALCANTI VILELA, mat.0001454390 concedo 60 dias a partir de 01/02/2017</text:span></text:p>
        <text:p><text:span text:style-name="T158">491 - CARLA ROGERIA ROSA FERRAZ, mat.0002568985 concedo 11 dias a partir de 25/01/2017</text:span></text:p>
        <text:p><text:span text:style-name="T159">716 - CLEONICE RODRIGUES DE SALES, mat.0003505936 concedo 15 dias a partir de 01/02/2017</text:span></text:p>
        <text:p><text:span text:style-name="T160">737 - EBENEZER FARIAS DE QUEIROZ, mat.0001741080 concedo 60 dias a partir de 30/01/2017</text:span></text:p>
        <text:p><text:span text:style-name="T161">495 - EDILENE GOMES BASTOS, mat.0001839179 concedo 60 dias a partir de 26/01/2017</text:span></text:p>
        <text:p><text:span text:style-name="T162">704 - EDINETE RODRIGUES DE ALENCAR, mat.0001406582 concedo 60 dias a partir de 26/01/2017</text:span></text:p>
        <text:p><text:span text:style-name="T163">535 - ENEIDA DE BARROS COIMBRA, mat.0001812386 concedo 60 dias a partir de 23/01/2017</text:span></text:p>
        <text:p><text:span text:style-name="T164">692 - GEANE NEVES BARBOSA, mat.0002455021 concedo 45 dias a partir de 12/01/2017</text:span></text:p>
        <text:p><text:span text:style-name="T165">580 - GEIZA MARIA DE ANDRADE SILVA, mat.0003014355 concedo 90 dias a partir de 16/01/2017</text:span></text:p>
        <text:p><text:span text:style-name="T166">571 - IOLANDA DE ARRUDA RITO, mat.0001273612 concedo 20 dias a partir de 25/01/2017</text:span></text:p>
        <text:p><text:span text:style-name="T167">624 - JERKIANE MACHADO OLIVEIRA, mat.0001890867 concedo 30 dias a partir de 01/02/2017</text:span></text:p>
        <text:p><text:span text:style-name="T168">735 - JOSELMA COELHO DA SILVEIRA, mat.0001903365 concedo 30 dias a partir de 26/02/2017</text:span></text:p>
        <text:p><text:span text:style-name="T169">690 - KATIA CILENE DA SILVA PEREIRA, mat.0001903403 concedo 15 dias a partir de 14/10/2016</text:span></text:p>
        <text:p><text:span text:style-name="T170">558 - KATIA MATIAS DE OLIVEIRA, mat.0001646613 concedo 30 dias a partir de 30/01/2017</text:span></text:p>
        <text:p><text:span text:style-name="T171">540 - LENILSON LINS DE MELLO, mat.0003039463 concedo 10 dias a partir de 22/01/2017</text:span></text:p>
        <text:p><text:span text:style-name="T172">606 - LUCIA HELENA GONDIM COSTA, mat.0001079026 concedo 90 dias a partir de 26/01/2017</text:span></text:p>
        <text:p><text:span text:style-name="T173">634 - LUCICLEIDE SOBRINHO COSTA DE ARAUJO, mat.0002554976 concedo 28 dias a partir de 23/11/2016</text:span></text:p>
        <text:p><text:span text:style-name="T174">654 - MARIA BERNADETE GOMES GUIMARAES, mat.0001676733 concedo 40 dias a partir de 01/02/2017</text:span></text:p>
        <text:p><text:span text:style-name="T175">670 - MARIA DA LUZ VICTOR DA SILVA, mat.0000999750 concedo 15 dias a partir de 24/01/2017</text:span></text:p>
        <text:p><text:span text:style-name="T176">764 - MARIA JOSE ALVES DE SOUZA, mat.0001598910 concedo 15 dias a partir de 31/01/2017</text:span></text:p>
        <text:p><text:span text:style-name="T177">747 - MARIA LUIZA DANIELETO FERRARI TABOSA, mat.0002434504 concedo 60 dias a partir de 01/02/2017</text:span></text:p>
        <text:p><text:span text:style-name="T178">626 - MARIA ROSALIA SALES E SOUZA, mat.0001743074 concedo 17 dias a partir de 01/03/2017</text:span></text:p>
        <text:p><text:span text:style-name="T179">567 - MARIA VALQUIRIA CARDOSO DE ALMEIDA ARAGAO NEVES, mat.0001117572 concedo 30 dias a partir de 24/01/2017</text:span></text:p>
        <text:p><text:span text:style-name="T180">546 - MARIZA LEDJANE ALVES DOS SANTOS, mat.0003019160 concedo 60 dias a partir de 28/12/2016</text:span></text:p>
        <text:p><text:span text:style-name="T181">494 - MILRENE MARIA DE ARAUJO, mat.0000460427 concedo 60 dias a partir de 24/01/2017</text:span></text:p>
        <text:p><text:span text:style-name="T182">757 - ROSALEDA LINS DE FRANCA GUIMARAES, mat.0001397796 concedo 180 dias a partir de 17/11/2016</text:span></text:p>
        <text:p><text:span text:style-name="T183">622 - ROSIVALDO SEVERINO DOS SANTOS, mat.0001894390 concedo 15 dias a partir de 01/02/2017</text:span></text:p>
        <text:p><text:span text:style-name="T184">600 - TEREZINHA MONICA SINICIO BELTRAO, mat.0001727940 concedo 15 dias a partir de 19/01/2017</text:span></text:p>
        <text:p><text:span text:style-name="T185">601 - TEREZINHA PEREIRA RODRIGUES, mat.0001614169 concedo 80 dias a partir de 19/01/2017</text:span></text:p>
        <text:p><text:span text:style-name="T186">707 - WALLACE CARNEIRO DE LIMA, mat.0001573276 concedo 180 dias a partir de 02/02/2017</text:span></text:p>
        <text:p><text:span text:style-name="T187">720 - ZENAIDE BRANDAO ESTEVAO DE SOUZA, mat.0001765264 concedo 30 dias a partir de 30/01/2017</text:span></text:p>
        <text:p><text:span text:style-name="T188">SEC DE EDUCACAO</text:span></text:p>
        <text:p><text:span text:style-name="T189">DEFIRO os pedidos de Licença Médica para Tratamento de Saúde - Prorrogação</text:span></text:p>
        <text:p><text:span text:style-name="T190">610 - ANA NERY DE SIQUEIRA FREIRE, mat.0001802070 concedo 120 dias a partir de 01/02/2017</text:span></text:p>
        <text:p><text:span text:style-name="T191">663 - ANDRE HENRIQUE BARBOZA DA SILVA, mat.0002709163 concedo 45 dias a partir de 01/02/2017</text:span></text:p>
        <text:p><text:span text:style-name="T192">583 - CARLOS PINHEIRO PAIVA, mat.0001222945 concedo 60 dias a partir de 23/01/2017</text:span></text:p>
        <text:p><text:span text:style-name="T193">702 - DACYMAR THOME DA ROCHA, mat.0002445689 concedo 30 dias a partir de 02/02/2017</text:span></text:p>
        <text:p><text:span text:style-name="T194">648 - EDGAR DE QUEIROZ MARQUES SOBRINHO, mat.0001455419 concedo 60 dias a partir de 03/02/2017</text:span></text:p>
        <text:p><text:span text:style-name="T195">717 - FABRICIA BARBOSA DE LIMA SALES, mat.0002626101 concedo 60 dias a partir de 23/01/2017</text:span></text:p>
        <text:p><text:span text:style-name="T196">727 - FERNANDO BARRADAS PEREGRINO, mat.0001214926 concedo 60 dias a partir de 02/02/2017</text:span></text:p>
        <text:p><text:span text:style-name="T197">743 - GISELLE ARAUJO DA CUNHA, mat.0002546698 concedo 30 dias a partir de 01/02/2017</text:span></text:p>
        <text:p><text:span text:style-name="T198">596 - JUDAS TADEU CORREIA LEITE, mat.0001742140 concedo 45 dias a partir de 05/01/2017</text:span></text:p>
        <text:p><text:span text:style-name="T199">722 - JULIO FELIPE CALADO SABINO, mat.0002552310 concedo 90 dias a partir de 01/02/2017</text:span></text:p>
        <text:p><text:span text:style-name="T200">709 - KATIA CILENE DA SILVA PEREIRA, mat.0001903403 concedo 30 dias a partir de 30/10/2016</text:span></text:p>
        <text:p><text:span text:style-name="T201">750 - LEIDE LOPES DE SOUZA, mat.0001839640 concedo 60 dias a partir de 01/02/2017</text:span></text:p>
        <text:p><text:span text:style-name="T202">699 - LENILSON LINS DE MELLO, mat.0003039463 concedo 60 dias a partir de 27/01/2017</text:span></text:p>
        <text:p><text:span text:style-name="T203">613 - MALBA SILVIA RODRIGUES SILVA, mat.0001612310 concedo 90 dias a partir de 02/02/2017</text:span></text:p>
        <text:p><text:span text:style-name="T204">615 - MARILIA BEZERRA DA SILVA, mat.0002680416 concedo 60 dias a partir de 01/02/2017</text:span></text:p>
        <text:p><text:span text:style-name="T205">618 - MARINALVA ALVES NOBREGA DA CRUZ, mat.0001542281 concedo 60 dias a partir de 01/02/2017</text:span></text:p>
        <text:p><text:span text:style-name="T206">619 - MARINEIDE TEIXEIRA NEVES, mat.0001682296 concedo 120 dias a partir de 01/02/2017</text:span></text:p>
        <text:p><text:span text:style-name="T207">554 - MARLY NASCIMENTO SILVA, mat.0001609785 concedo 30 dias a partir de 30/11/2016</text:span></text:p>
        <text:p><text:span text:style-name="T208">505 - MARY INEZ DE CASTRO CAVALCANTI, mat.0000494844 concedo 60 dias a partir de 26/01/2017</text:span></text:p>
        <text:p><text:span text:style-name="T209">514 - MAXWELL DE MACEDO VASCONCELOS DE ALBUQUERQUE, mat.0003039960 concedo 46 dias a partir de 02/01/2017</text:span></text:p>
        <text:p><text:span text:style-name="T210">705 - RUBIA FERRO SILVA, mat.0001733885 concedo 30 dias a partir de 25/01/2017</text:span></text:p>
        <text:p><text:span text:style-name="T211">586 - TEREZINHA GONCALVES DA SILVA, mat.0001301616 concedo 90 dias a partir de 16/01/2017</text:span></text:p>
        <text:p><text:span text:style-name="T212">573 - VALERIA VANIA OLIVEIRA LIMA, mat.0002400979 concedo 60 dias a partir de 01/02/2017</text:span></text:p>
        <text:p><text:span text:style-name="T213">523 - YARA RACHEL FERREIRA ANDRADE AGUIAR, mat.0001622846 concedo 90 dias a partir de 21/01/2017</text:span></text:p>
        <text:p><text:span text:style-name="T214">SEC DE PLANEJAMENTO E GESTAO</text:span></text:p>
        <text:p><text:span text:style-name="T215">DEFIRO os pedidos de Licença de Acompanhamento Familiar - Inicial</text:span></text:p>
        <text:p><text:span text:style-name="T216">486 - MARCILIO AZEVEDO JUNIOR, mat.0003240010 concedo 30 dias a partir de 02/03/2017</text:span></text:p>
        <text:p><text:span text:style-name="T217">SEC DE SAUDE</text:span></text:p>
        <text:p><text:span text:style-name="T218">DEFIRO os pedidos de Licença Maternidade</text:span></text:p>
        <text:p><text:span text:style-name="T219">694 - AMANDA LUCENA DE ARAUJO, mat.0003707296 concedo 180 dias a partir de 27/01/2017</text:span></text:p>
        <text:p><text:span text:style-name="T220">556 - ANA CLAUDIA LUCAS BARBOSA DA SILVA, mat.0003765318 concedo 180 dias a partir de 16/01/2017</text:span></text:p>
        <text:p><text:span text:style-name="T221">712 - ANA KARENINA NOBRE FONSECA DE SOUZA, mat.0003542084 concedo 180 dias a partir de 24/01/2017</text:span></text:p>
        <text:p><text:span text:style-name="T222">SEC DE SAUDE</text:span></text:p>
        <text:p><text:span text:style-name="T223">DEFIRO os pedidos de Licença de Acompanhamento Familiar - Inicial</text:span></text:p>
        <text:p><text:span text:style-name="T224">686 - MARIA JULIA CORREIA DE ANDRADE FERNANDES, mat.0003555402 concedo 10 dias a partir de 25/01/2017</text:span></text:p>
        <text:p><text:span text:style-name="T225">504 - PATRICIA CARVALHO DE BRITO, mat.0002539349 concedo 15 dias a partir de 27/01/2017</text:span></text:p>
        <text:p><text:span text:style-name="T226">725 - SILVANA CRISTINA VELOSO FARIAS DE SOUSA, mat.0002325918 concedo 30 dias a partir de 21/01/2017</text:span></text:p>
        <text:p><text:span text:style-name="T227">SEC DE SAUDE</text:span></text:p>
        <text:p><text:span text:style-name="T228">DEFIRO os pedidos de Licença de Acompanhamento Familiar - Prorrogação</text:span></text:p>
        <text:p><text:span text:style-name="T229">532 - ANA PAULA BRAZ DE ALMEIDA, mat.0002548437 concedo 12 dias a partir de 02/01/2017</text:span></text:p>
        <text:p><text:span text:style-name="T230">SEC DE SAUDE</text:span></text:p>
        <text:p><text:span text:style-name="T231">DEFIRO os pedidos de Licença Médica para Tratamento de Saúde - Inicial</text:span></text:p>
        <text:p><text:span text:style-name="T232">698 - ALINA EUCARIS DE VASCONCELOS, mat.0002586088 concedo 8 dias a partir de 01/02/2017</text:span></text:p>
        <text:p><text:span text:style-name="T233">575 - ALINE PRISCILA REGO DE CARVALHO, mat.0003692205 concedo 65 dias a partir de 26/01/2017</text:span></text:p>
        <text:p><text:span text:style-name="T234">561 - ANA CLAUDIA DE MELO SOUZA DANTAS, mat.0002567695 concedo 10 dias a partir de 09/01/2017</text:span></text:p>
        <text:p><text:span text:style-name="T235">666 - ANA ELISABETH BURLE DE MENEZES, mat.0002295431 concedo 30 dias a partir de 23/01/2017</text:span></text:p>
        <text:p><text:span text:style-name="T236">673 - ANDREA DE LIRA OLIVEIRA, mat.0001951297 concedo 15 dias a partir de 23/01/2017</text:span></text:p>
        <text:p><text:span text:style-name="T237">487 - ANGELA MARIA MARTINS SANTOS COELHO, mat.0002544067 concedo 8 dias a partir de 19/01/2017</text:span></text:p>
        <text:p><text:span text:style-name="T238">706 - ANTONIO EMANUEL ALVES VILELA, mat.0001930265 concedo 30 dias a partir de 20/01/2017</text:span></text:p>
        <text:p><text:span text:style-name="T239">746 - ARISELMA MARIA DE SOUZA FERREIRA FLORENCIO, mat.0002585316 concedo 60 dias a partir de 30/01/2017</text:span></text:p>
        <text:p><text:span text:style-name="T240">660 - ARLENE BELMIRO DA SILVA, mat.0002313286 concedo 30 dias a partir de 25/01/2017</text:span></text:p>
        <text:p><text:span text:style-name="T241">693 - CLAUDIA FABIANA LUCENA SPINDOLA, mat.0003718255 concedo 7 dias a partir de 27/12/2016</text:span></text:p>
        <text:p><text:span text:style-name="T242">708 - CLAUDIA FRANCISCA DE AMORIM, mat.0002281520 concedo 10 dias a partir de 25/01/2017</text:span></text:p>
        <text:p><text:span text:style-name="T243">578 - CYBELLE DA SILVA NERY, mat.0003694313 concedo 15 dias a partir de 23/01/2017</text:span></text:p>
        <text:p><text:span text:style-name="T244">657 - DIMAS JOSE DE CARVALHO, mat.0001432214 concedo 8 dias a partir de 26/01/2017</text:span></text:p>
        <text:p><text:span text:style-name="T245">597 - EDUARDO JOSE ALVES DE MENEZES, mat.0002241943 concedo 15 dias a partir de 26/01/2017</text:span></text:p>
        <text:p><text:span text:style-name="T246">559 - ELDEZITA MARIA SACRAMENTO DE SOUZA, mat.0002527839 concedo 5 dias a partir de 09/01/2017</text:span></text:p>
        <text:p><text:span text:style-name="T247">675 - ELDEZITA MARIA SACRAMENTO DE SOUZA, mat.0002527839 concedo 10 dias a partir de 26/01/2017</text:span></text:p>
        <text:p><text:span text:style-name="T248">710 - ELIANE PINTO DOS SANTOS, mat.0002241030 concedo 30 dias a partir de 23/01/2017</text:span></text:p>
        <text:p><text:span text:style-name="T249">552 - ELIZABETH SIMONE CORREIA MARANHAO, mat.0002346010 concedo 30 dias a partir de 26/01/2017</text:span></text:p>
        <text:p><text:span text:style-name="T250">553 - ELMA MARIA DA SILVA LIMA, mat.0002255693 concedo 90 dias a partir de 25/01/2017</text:span></text:p>
        <text:p><text:span text:style-name="T251">563 - FABIANA CRISTINA PIRES DOS SANTOS MIRANDA, mat.0003707890 concedo 3 dias a partir de 05/01/2017</text:span></text:p>
        <text:p><text:span text:style-name="T252">488 - FLAVIO HENRIQUE DA SILVA BANDEIRA, mat.0003702863 concedo 3 dias a partir de 24/01/2017</text:span></text:p>
        <text:p><text:span text:style-name="T253">738 - FLORENCE AGUIAR DE FREITAS, mat.0001928279 concedo 60 dias a partir de 25/01/2017</text:span></text:p>
        <text:p><text:span text:style-name="T254">604 - GENIVALDO ARAUJO DA SILVA, mat.0002275740 concedo 30 dias a partir de 30/01/2017</text:span></text:p>
        <text:p><text:span text:style-name="T255">672 - GISELLE ESPINDOLA DE ANDRADE, mat.0003369587 concedo 22 dias a partir de 01/02/2017</text:span></text:p>
        <text:p><text:span text:style-name="T256">490 - HONORIO JUSTINO JUNIOR, mat.0002267250 concedo 12 dias a partir de 21/01/2017</text:span></text:p>
        <text:p><text:span text:style-name="T257">534 - ISABELLE DIAS MADRUGA, mat.0003543846 concedo 12 dias a partir de 30/01/2017</text:span></text:p>
        <text:p><text:span text:style-name="T258">562 - JOAO BRAZ ALVES DE OLIVEIRA, mat.0002549808 concedo 111 dias a partir de 07/01/2017</text:span></text:p>
        <text:p><text:span text:style-name="T259">748 - JOSELIA DA SILVA BANDEIRA, mat.0001473921 concedo 5 dias a partir de 25/01/2017</text:span></text:p>
        <text:p><text:span text:style-name="T260">525 - LEYLA DA COSTA LIMA, mat.0003753115 concedo 30 dias a partir de 17/01/2017</text:span></text:p>
        <text:p><text:span text:style-name="T261">765 - LINDINALVA BARBOSA DE FONTES, mat.0002250446 concedo 3 dias a partir de 24/01/2017</text:span></text:p>
        <text:p><text:span text:style-name="T262">700 - LUZENIR FERREIRA DA CRUZ, mat.0002250101 concedo 15 dias a partir de 01/02/2017</text:span></text:p>
        <text:p><text:span text:style-name="T263">688 - MARCILEIDE CARVALHO RODRIGUES, mat.0002348322 concedo 45 dias a partir de 16/01/2017</text:span></text:p>
        <text:p><text:span text:style-name="T264">537 - MARIA APARECIDA ALVES PEREIRA, mat.0002323567 concedo 60 dias a partir de 02/01/2017</text:span></text:p>
        <text:p><text:span text:style-name="T265">517 - MARIA APARECIDA DE SOUZA, mat.0002123525 concedo 15 dias a partir de 24/01/2017</text:span></text:p>
        <text:p><text:span text:style-name="T266">518 - MARIA APARECIDA RODRIGUES DOS SANTOS TENORIO, mat.0002565668 concedo 7 dias a partir de 05/01/2017</text:span></text:p>
        <text:p><text:span text:style-name="T267">685 - MARIA DAS DORES GALINDO, mat.0001952013 concedo 5 dias a partir de 29/12/2016</text:span></text:p>
        <text:p><text:span text:style-name="T268">744 - MARIA DAS GRACAS CRUZ, mat.0002351579 concedo 90 dias a partir de 01/02/2017</text:span></text:p>
        <text:p><text:span text:style-name="T269">572 - MARIA DO SOCORRO LEITE DA SILVA, mat.0002276364 concedo 60 dias a partir de 24/01/2017</text:span></text:p>
        <text:p><text:span text:style-name="T270">629 - MARIA INACIA DA SILVA SANTANA, mat.0000749451 concedo 12 dias a partir de 02/02/2017</text:span></text:p>
        <text:p><text:span text:style-name="T271">570 - MARIA JOSE DA SILVA, mat.0002346150 concedo 30 dias a partir de 20/01/2017</text:span></text:p>
        <text:p><text:span text:style-name="T272">545 - MARIA LUCIA BARBOSA CABRAL, mat.0002253895 concedo 7 dias a partir de 26/01/2017</text:span></text:p>
        <text:p><text:span text:style-name="T273">565 - MARIA SINEIDE PINA DE OLIVEIRA SA, mat.0002091445 concedo 7 dias a partir de 10/01/2017</text:span></text:p>
        <text:p><text:span text:style-name="T274">643 - MARIA SUENIA CAVALCANTI PORTO DINIZ, mat.0003711005 concedo 30 dias a partir de 22/01/2017</text:span></text:p>
        <text:p><text:span text:style-name="T275">527 - MARLI CLEMENTINA DOS SANTOS, mat.0001226851 concedo 60 dias a partir de 16/01/2017</text:span></text:p>
        <text:p><text:span text:style-name="T276">555 - MARTA NUNES LIRA, mat.0003706044 concedo 45 dias a partir de 23/01/2017</text:span></text:p>
        <text:p><text:span text:style-name="T277">669 - MICHELYNE DE CARVALHO CORREIA MOREIRA, mat.0003543960 concedo 8 dias a partir de 17/12/2016</text:span></text:p>
        <text:p><text:span text:style-name="T278">594 - NILZELINA DE OLIVEIRA, mat.0002253747 concedo 5 dias a partir de 27/01/2017</text:span></text:p>
        <text:p><text:span text:style-name="T279">499 - PATRICIA CARVALHO DE BRITO, mat.0002539349 concedo 5 dias a partir de 31/12/2016</text:span></text:p>
        <text:p><text:span text:style-name="T280">603 - RAQUEL BEZERRA DOS SANTOS, mat.0002567504 concedo 25 dias a partir de 11/01/2017</text:span></text:p>
        <text:p><text:span text:style-name="T281">627 - REGINA LOURDES DE SOUZA NASCIMENTO, mat.0002336022 concedo 30 dias a partir de 03/01/2017</text:span></text:p>
        <text:p><text:span text:style-name="T282">510 - RUI MONTEIRO SOARES, mat.0001548603 concedo 7 dias a partir de 27/01/2017</text:span></text:p>
        <text:p><text:span text:style-name="T283">625 - SAMUEL MELO DE ALENCAR, mat.0002096234 concedo 15 dias a partir de 30/01/2017</text:span></text:p>
        <text:p><text:span text:style-name="T284">711 - VALDERIZA MORAIS DA SILVA, mat.0003687228 concedo 60 dias a partir de 28/01/2017</text:span></text:p>
        <text:p><text:span text:style-name="T285">507 - VALDINETE AGNELO PIRES, mat.0001927051 concedo 15 dias a partir de 16/01/2017</text:span></text:p>
        <text:p><text:span text:style-name="T286">665 - WAGNO VICTOR MENEZES DOS SANTOS, mat.0002269376 concedo 34 dias a partir de 28/12/2016</text:span></text:p>
        <text:p><text:span text:style-name="T287">SEC DE SAUDE</text:span></text:p>
        <text:p><text:span text:style-name="T288">DEFIRO os pedidos de Licença Médica para Tratamento de Saúde - Prorrogação</text:span></text:p>
        <text:p><text:span text:style-name="T289">742 - ADAUTO DE SOUZA COSTA, mat.0002259605 concedo 30 dias a partir de 01/02/2017</text:span></text:p>
        <text:p><text:span text:style-name="T290">484 - ADEILDO JOSE DE MELO, mat.0002262339 concedo 180 dias a partir de 10/11/2016</text:span></text:p>
        <text:p><text:span text:style-name="T291">498 - ADELMA NASCIMENTO SILVA, mat.0002127504 concedo 60 dias a partir de 09/12/2016</text:span></text:p>
        <text:p><text:span text:style-name="T292">557 - BRAULINO FORTUNATO DA SILVA, mat.0002457113 concedo 120 dias a partir de 23/01/2017</text:span></text:p>
        <text:p><text:span text:style-name="T293">649 - CLAUDOMIRO LIRA DOS SANTOS, mat.0002448254 concedo 30 dias a partir de 07/01/2017</text:span></text:p>
        <text:p><text:span text:style-name="T294">560 - EDINA LUCIA BANDEIRA DE OLIVEIRA, mat.0002291657 concedo 90 dias a partir de 23/12/2016</text:span></text:p>
        <text:p><text:span text:style-name="T295">549 - EDINALVA PEREIRA ROCHA DE ARRUDA, mat.0002127466 concedo 45 dias a partir de 15/01/2017</text:span></text:p>
        <text:p><text:span text:style-name="T296">612 - ELIZABETH REGINA CAVALCANTI DE MELO, mat.0001200267 concedo 90 dias a partir de 31/01/2017</text:span></text:p>
        <text:p><text:span text:style-name="T297">541 - ERINHA SIQUEIRA VITAL, mat.0002309998 concedo 30 dias a partir de 02/01/2017</text:span></text:p>
        <text:p><text:span text:style-name="T298">621 - INAIRAM PATRICIA SILVA DA COSTA, mat.0002269996 concedo 30 dias a partir de 24/01/2017</text:span></text:p>
        <text:p><text:span text:style-name="T299">605 - JANI MARIA GOMES DE ALBUQUERQUE, mat.0002348330 concedo 30 dias a partir de 02/02/2017</text:span></text:p>
        <text:p><text:span text:style-name="T300">485 - JAQUELINE ACIOLI LINS, mat.0002292645 concedo 60 dias a partir de 26/01/2017</text:span></text:p>
        <text:p><text:span text:style-name="T301">519 - JOAO LUIZ LEANDRO FILHO, mat.0001112198 concedo 90 dias a partir de 31/10/2016</text:span></text:p>
        <text:p><text:span text:style-name="T302">589 - KENIA SILVA BORGES DA FONSECA, mat.0003692540 concedo 30 dias a partir de 30/01/2017</text:span></text:p>
        <text:p><text:span text:style-name="T303">506 - MARIA JOSILEIDE MENDONCA, mat.0002562162 concedo 30 dias a partir de 08/11/2016</text:span></text:p>
        <text:p><text:span text:style-name="T304">644 - MARIA NIVANIS DOS SANTOS RODRIGUES, mat.0001951998 concedo 45 dias a partir de 13/12/2016</text:span></text:p>
        <text:p><text:span text:style-name="T305">496 - ODETE NUNES DE QUEIROS, mat.0003701883 concedo 15 dias a partir de 31/01/2017</text:span></text:p>
        <text:p><text:span text:style-name="T306">655 - SANDRA MARIA DA SILVA, mat.0002540894 concedo 180 dias a partir de 27/01/2017</text:span></text:p>
        <text:p><text:span text:style-name="T307">701 - VOLIA DE MOURA BARBOSA FARIAS, mat.0002453827 concedo 30 dias a partir de 03/02/2017</text:span></text:p>
        <text:p><text:span text:style-name="T308">SEC EXEC DE RESSOCIALIZACAO</text:span></text:p>
        <text:p><text:span text:style-name="T309">DEFIRO os pedidos de Licença Médica para Tratamento de Saúde - Prorrogação</text:span></text:p>
        <text:p><text:span text:style-name="T310">508 - MARIA JOSE DA SILVA, mat.0001631152 concedo 30 dias a partir de 26/01/2017</text:span></text:p>
        <text:p><text:span text:style-name="T311">SEC MEIO AMBIENTE E SUSTENTAB</text:span></text:p>
        <text:p><text:span text:style-name="T312">DEFIRO os pedidos de Licença Médica para Tratamento de Saúde - Inicial</text:span></text:p>
        <text:p><text:span text:style-name="T313">703 - ROBERVAL DA SILVA OLIVEIRA, mat.0003631230 concedo 25 dias a partir de 30/01/2017</text:span></text:p>
        <text:p><text:span text:style-name="T314">SEC MEIO AMBIENTE E SUSTENTAB</text:span></text:p>
        <text:p><text:span text:style-name="T315">DEFIRO os pedidos de Licença Médica para Tratamento de Saúde - Prorrogação</text:span></text:p>
        <text:p><text:span text:style-name="T316">492 - ROSANGELA NIETO DE ALBUQUERQUE, mat.0003459560 concedo 30 dias a partir de 23/01/2017</text:span></text:p>
        <text:p><text:span text:style-name="T317">TRIBUNAL DE CONTAS - PJES</text:span></text:p>
        <text:p><text:span text:style-name="T318">DEFIRO os pedidos de Recurso Administrativo (Licença Médica para Tratamento de Saúde) - Prorrogação</text:span></text:p>
        <text:p><text:span text:style-name="T319">593 - MARCELO JOSE SILVA MONTEIRO, mat.0759 concedo 30 dias a partir de </text:span></text:p>
        <text:p><text:span text:style-name="T320">TRIBUNAL DE CONTAS - PJES</text:span></text:p>
        <text:p><text:span text:style-name="T321">DEFIRO os pedidos de Licença Médica para Tratamento de Saúde - Prorrogação</text:span></text:p>
        <text:p><text:span text:style-name="T322">593 - MARCELO JOSE SILVA MONTEIRO, mat.0759 concedo 30 dias a partir de 04/01/2017</text:span></text:p>
        <text:p><text:span text:style-name="T323">UPE UNIVERSIDADE DE PERNAMBUCO</text:span></text:p>
        <text:p><text:span text:style-name="T324">DEFIRO os pedidos de Licença Maternidade</text:span></text:p>
        <text:p><text:span text:style-name="T325">566 - LEUDESNAURA BEZERRA CRUZ FREIRE, mat.0000132730 concedo 180 dias a partir de 30/12/2016</text:span></text:p>
        <text:p><text:span text:style-name="T326">587 - LUCIVANIA DOS SANTOS PIMENTEL, mat.0000138568 concedo 180 dias a partir de 21/01/2017</text:span></text:p>
        <text:p><text:span text:style-name="T327">UPE UNIVERSIDADE DE PERNAMBUCO</text:span></text:p>
        <text:p><text:span text:style-name="T328">DEFIRO os pedidos de Licença Médica para Tratamento de Saúde - Inicial</text:span></text:p>
        <text:p><text:span text:style-name="T329">595 - AMANDA PAVAO MEIRELES DE CASTRO, mat.0000092843 concedo 10 dias a partir de 24/01/2017</text:span></text:p>
        <text:p><text:span text:style-name="T330">602 - ANALDEIR PAIVA DE ARAUJO, mat.0000052760 concedo 90 dias a partir de 10/01/2017</text:span></text:p>
        <text:p><text:span text:style-name="T331">520 - ELAINE CARMO DA SILVA, mat.0000137111 concedo 24 dias a partir de 15/01/2017</text:span></text:p>
        <text:p><text:span text:style-name="T332">617 - ELIZAMA ALVES DA SILVA EPAMINONDAS, mat.0000083895 concedo 7 dias a partir de 29/01/2017</text:span></text:p>
        <text:p><text:span text:style-name="T333">547 - ERIKA FERNANDA CABRAL DE SOUZA, mat.0000079340 concedo 4 dias a partir de 30/01/2017</text:span></text:p>
        <text:p><text:span text:style-name="T334">529 - LENIRA JOSEFINA MACHADO, mat.0000082651 concedo 30 dias a partir de 23/01/2017</text:span></text:p>
        <text:p><text:span text:style-name="T335">734 - LUCICLEIDE DE SANTANA COSTA, mat.0000058343 concedo 30 dias a partir de 31/01/2017</text:span></text:p>
        <text:p><text:span text:style-name="T336">598 - MARIA ALICE FLORENCIO DE SALLES E SILVA BARBOSA, mat.0000095745 concedo 15 dias a partir de 25/01/2017</text:span></text:p>
        <text:p><text:span text:style-name="T337">695 - MARIA DAS GRACAS TOSCANO SIEBRA BRITO, mat.0000052310 concedo 30 dias a partir de 31/01/2017</text:span></text:p>
        <text:p><text:span text:style-name="T338">635 - MIRELLA WOGELEY ALVES VASCONCELOS, mat.0000118427 concedo 45 dias a partir de 02/02/2017</text:span></text:p>
        <text:p><text:span text:style-name="T339">676 - PATRICIA REJANE ALVES DA SILVA, mat.0000088366 concedo 15 dias a partir de 30/01/2017</text:span></text:p>
        <text:p><text:span text:style-name="T340">662 - VILMA RAMOS DE MELO, mat.0000007676 concedo 60 dias a partir de 25/01/2017</text:span></text:p>
        <text:p><text:span text:style-name="T341">UPE UNIVERSIDADE DE PERNAMBUCO</text:span></text:p>
        <text:p><text:span text:style-name="T342">DEFIRO os pedidos de Licença Médica para Tratamento de Saúde - Prorrogação</text:span></text:p>
        <text:p><text:span text:style-name="T343">632 - CLAUDIA MARIA MARQUES DE SOUSA MELO, mat.0000095605 concedo 90 dias a partir de 28/01/2017</text:span></text:p>
        <text:p><text:span text:style-name="T344">620 - CLEYTONY CONSTANCIO DA SILVA, mat.0000104728 concedo 120 dias a partir de 29/01/2017</text:span></text:p>
        <text:p><text:span text:style-name="T345">500 - DIONE FERREIRA DE MOURA SOUZA, mat.0000058653 concedo 15 dias a partir de 19/01/2017</text:span></text:p>
        <text:p><text:span text:style-name="T346">646 - MARIA DAS DORES AUGUSTO, mat.0000072982 concedo 30 dias a partir de 01/02/2017</text:span></text:p>
        <text:p><text:span text:style-name="T347">677 - RAFAELA VASCONCELOS VIANA, mat.0000138878 concedo 30 dias a partir de 02/02/2017</text:span></text:p>
        <text:p><text:span text:style-name="T348">754 - RENATA DE AZEVEDO RIBEIRO, mat.0000089265 concedo 30 dias a partir de 30/01/2017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5T19:18:51.000</dc:date>
    <meta:generator>PHPWord</meta:generator>
    <meta:initial-creator/>
    <meta:creation-date>2018-07-25T19:18:51.000</meta:creation-date>
    <meta:keyword/>
    <meta:user-defined meta:name="Category"/>
    <meta:user-defined meta:name="Company"/>
    <meta:user-defined meta:name="Manager"/>
  </office:meta>
</office:document-meta>
</file>